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14f949" officeooo:paragraph-rsid="0014f949" style:font-size-asian="8pt" style:font-size-complex="8pt"/>
    </style:style>
    <style:style style:name="P2" style:family="paragraph" style:parent-style-name="Standard">
      <style:text-properties officeooo:rsid="000d4cd9" officeooo:paragraph-rsid="000d4cd9"/>
    </style:style>
    <style:style style:name="P3" style:family="paragraph" style:parent-style-name="Standard">
      <style:text-properties officeooo:rsid="000ed487" officeooo:paragraph-rsid="000ed487"/>
    </style:style>
    <style:style style:name="P4" style:family="paragraph" style:parent-style-name="Standard">
      <style:text-properties officeooo:rsid="0010ab35" officeooo:paragraph-rsid="0010ab35"/>
    </style:style>
    <style:style style:name="P5" style:family="paragraph" style:parent-style-name="Standard">
      <style:text-properties fo:font-weight="bold" officeooo:rsid="000d4cd9" officeooo:paragraph-rsid="00174362" style:font-weight-asian="bold" style:font-weight-complex="bold"/>
    </style:style>
    <style:style style:name="P6" style:family="paragraph" style:parent-style-name="Standard">
      <style:paragraph-properties fo:margin-left="-0.4925in" fo:margin-right="0in" fo:text-indent="0in" style:auto-text-indent="false"/>
      <style:text-properties officeooo:rsid="000d4cd9" officeooo:paragraph-rsid="000d4cd9"/>
    </style:style>
    <style:style style:name="P7" style:family="paragraph" style:parent-style-name="Standard">
      <style:paragraph-properties fo:margin-left="-0.4925in" fo:margin-right="0in" fo:text-indent="0in" style:auto-text-indent="false"/>
      <style:text-properties officeooo:rsid="000ed487" officeooo:paragraph-rsid="000ed487"/>
    </style:style>
    <style:style style:name="P8" style:family="paragraph" style:parent-style-name="Standard" style:list-style-name="L1">
      <style:text-properties officeooo:rsid="000d4cd9" officeooo:paragraph-rsid="000d4cd9"/>
    </style:style>
    <style:style style:name="P9" style:family="paragraph" style:parent-style-name="Standard">
      <style:text-properties officeooo:rsid="000d4cd9" officeooo:paragraph-rsid="001bb30e"/>
    </style:style>
    <style:style style:name="P10" style:family="paragraph" style:parent-style-name="Standard" style:list-style-name="L2">
      <style:text-properties officeooo:rsid="000ed487" officeooo:paragraph-rsid="000ed487"/>
    </style:style>
    <style:style style:name="P11" style:family="paragraph" style:parent-style-name="Standard" style:list-style-name="L2">
      <style:text-properties officeooo:rsid="000ed487" officeooo:paragraph-rsid="001adcfc"/>
    </style:style>
    <style:style style:name="P12" style:family="paragraph" style:parent-style-name="Standard">
      <style:text-properties fo:font-weight="bold" officeooo:rsid="00174362" officeooo:paragraph-rsid="001bb30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9098" style:font-weight-asian="bold" style:font-weight-complex="bold"/>
    </style:style>
    <style:style style:name="T3" style:family="text">
      <style:text-properties fo:font-weight="bold" officeooo:rsid="0013d730" style:font-weight-asian="bold" style:font-weight-complex="bold"/>
    </style:style>
    <style:style style:name="T4" style:family="text">
      <style:text-properties fo:font-weight="bold" officeooo:rsid="001bb30e" style:font-weight-asian="bold" style:font-weight-complex="bold"/>
    </style:style>
    <style:style style:name="T5" style:family="text">
      <style:text-properties officeooo:rsid="0011d956"/>
    </style:style>
    <style:style style:name="T6" style:family="text">
      <style:text-properties officeooo:rsid="0013d730"/>
    </style:style>
    <style:style style:name="T7" style:family="text">
      <style:text-properties officeooo:rsid="00174362"/>
    </style:style>
    <style:style style:name="T8" style:family="text">
      <style:text-properties officeooo:rsid="0018dd86"/>
    </style:style>
    <style:style style:name="T9" style:family="text">
      <style:text-properties officeooo:rsid="001a0edc"/>
    </style:style>
    <style:style style:name="T10" style:family="text">
      <style:text-properties officeooo:rsid="001adcfc"/>
    </style:style>
    <style:style style:name="T11" style:family="text">
      <style:text-properties officeooo:rsid="001bb30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FOIBV – 2013/2014</text:h>
      <text:p text:style-name="P9">User Manual: <text:span text:style-name="T4">GetARealOS</text:span><text:span text:style-name="T7">.exe</text:span></text:p>
      <text:p text:style-name="P2"/>
      <text:p text:style-name="P2">This document is part of the practical assignment <text:span text:style-name="T9">application and</text:span> it shortly describes how to use the <text:span text:style-name="T9">application</text:span>.</text:p>
      <text:p text:style-name="P2"/>
      <text:p text:style-name="P2">The <text:span text:style-name="T9">application</text:span> we have developed is terminal only. It is programmed in C++ and compiled with <text:span text:style-name="T9">Visual C++ 11.</text:span></text:p>
      <text:p text:style-name="P2">The program can be started by executing the .exe file from a command prompt in Windows. The <text:span text:style-name="T10">application</text:span> c<text:span text:style-name="T8">om</text:span>e<text:span text:style-name="T8">s</text:span> with an 'images' directory. In order to process an image <text:span text:style-name="T9">there are six</text:span> different pipelines to get the different images segmented well. </text:p>
      <text:p text:style-name="P2"/>
      <text:p text:style-name="P5"><text:span text:style-name="T11">GetARealOS.exe</text:span> &lt;pipeline_name&gt; &lt;image&gt; <text:span text:style-name="T6">(</text:span>-d<text:span text:style-name="T6">)</text:span></text:p>
      <text:p text:style-name="P2"/>
      <text:p text:style-name="P12"><text:span text:style-name="T11">GetARealOS</text:span>.exe</text:p>
      <text:p text:style-name="P4">The program needs at least two parameters in order to run. The third option '-d' is optional.</text:p>
      <text:p text:style-name="P4"/>
      <text:p text:style-name="P6"><text:tab/><text:span text:style-name="T1">&lt;pip</text:span><text:span text:style-name="T2">e</text:span><text:span text:style-name="T1">line_name&gt;</text:span></text:p>
      <text:p text:style-name="P6"><text:tab/>There are six different names, according with each image, these are:</text:p>
      <text:list xml:id="list4429448894381367169" text:style-name="L1">
        <text:list-item>
          <text:p text:style-name="P8">balloons</text:p>
        </text:list-item>
        <text:list-item>
          <text:p text:style-name="P8">cheese</text:p>
        </text:list-item>
        <text:list-item>
          <text:p text:style-name="P8">balls</text:p>
        </text:list-item>
        <text:list-item>
          <text:p text:style-name="P8">xray</text:p>
        </text:list-item>
        <text:list-item>
          <text:p text:style-name="P8">boltsnuts</text:p>
        </text:list-item>
        <text:list-item>
          <text:p text:style-name="P8">road</text:p>
        </text:list-item>
      </text:list>
      <text:p text:style-name="P6"/>
      <text:p text:style-name="P6"><text:tab/><text:span text:style-name="T1">&lt;image&gt;</text:span></text:p>
      <text:p text:style-name="P6"><text:tab/>According to the chosen pipeline, you need to give the path of the image, located in the <text:tab/>'images' <text:tab/>directory, <text:span text:style-name="T5">the possible options are:</text:span></text:p>
      <text:list xml:id="list6862241090147704808" text:style-name="L2">
        <text:list-item>
          <text:p text:style-name="P10">images/balloons.png</text:p>
        </text:list-item>
        <text:list-item>
          <text:p text:style-name="P10">images/cheese.png</text:p>
        </text:list-item>
        <text:list-item>
          <text:p text:style-name="P10">images/balls.png</text:p>
        </text:list-item>
        <text:list-item>
          <text:p text:style-name="P10">images/xray.png ; images/xray2.png ; images/xray3.png</text:p>
        </text:list-item>
        <text:list-item>
          <text:p text:style-name="P11">images/boltsnuts.png ; images/boltsnuts<text:span text:style-name="T10">2</text:span>.png ; images/boltsnuts<text:span text:style-name="T10">3</text:span>.png</text:p>
        </text:list-item>
        <text:list-item>
          <text:p text:style-name="P10">images/road.png</text:p>
        </text:list-item>
      </text:list>
      <text:p text:style-name="P3"/>
      <text:p text:style-name="P7"><text:tab/><text:span text:style-name="T6">(</text:span><text:span text:style-name="T1">-d</text:span><text:span text:style-name="T3">)</text:span></text:p>
      <text:p text:style-name="P7"><text:tab/>Concluding the command with '-d' gives the debug output of the chosen pipeline. <text:span text:style-name="T10">The default output <text:tab/>is kept t</text:span>o a minimum <text:span text:style-name="T10">and the '-d' flag </text:span>print<text:span text:style-name="T10">s</text:span> some pipeline information if <text:span text:style-name="T5">wanted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8pt" officeooo:rsid="0014f949" officeooo:paragraph-rsid="0014f949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ootnote">
      <style:footer>
        <text:p text:style-name="MP1">Frank Uijtewaal, F130694</text:p>
        <text:p text:style-name="MP1">Jeroen van Prooijen, F130693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5T21:00:37.245113689</meta:creation-date>
    <dc:date>2014-01-25T23:24:31.633297397</dc:date>
    <meta:editing-duration>PT1H38S</meta:editing-duration>
    <meta:editing-cycles>11</meta:editing-cycles>
    <meta:generator>LibreOffice/4.1.3.2$Linux_X86_64 LibreOffice_project/410m0$Build-2</meta:generator>
    <meta:document-statistic meta:table-count="0" meta:image-count="0" meta:object-count="0" meta:page-count="1" meta:paragraph-count="28" meta:word-count="212" meta:character-count="1369" meta:non-whitespace-character-count="1186"/>
  </office:meta>
</office:document-meta>
</file>